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5044" officeooo:paragraph-rsid="0010504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5044" officeooo:paragraph-rsid="001050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5044" officeooo:paragraph-rsid="0010504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bold" officeooo:rsid="00105044" officeooo:paragraph-rsid="00105044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12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uction Employment Specialist</text:p>
      <text:p text:style-name="P1"/>
      <text:p text:style-name="P4">Electrician Specialist</text:p>
      <text:p text:style-name="P3">Alex Qu<text:span text:style-name="T2">ill</text:span></text:p>
      <text:p text:style-name="P3">1-520-678-6969</text:p>
      <text:p text:style-name="P1"><text:a xlink:type="simple" xlink:href="mailto:alexquin@gmail.com" text:style-name="Internet_20_link" text:visited-style-name="Visited_20_Internet_20_Link"><text:span text:style-name="T1">alexquin@gmail.com</text:span></text:a></text:p>
      <text:p text:style-name="P1"/>
      <text:p text:style-name="P4">Roofing Specialist</text:p>
      <text:p text:style-name="P3">Brittany Park</text:p>
      <text:p text:style-name="P3">1-520-678-1325</text:p>
      <text:p text:style-name="P1"><text:a xlink:type="simple" xlink:href="mailto:brittanypark@gmail.com" text:style-name="Internet_20_link" text:visited-style-name="Visited_20_Internet_20_Link"><text:span text:style-name="T1">brittanypark@gmail.com</text:span></text:a></text:p>
      <text:p text:style-name="P1"/>
      <text:p text:style-name="P4">Paint Specialist</text:p>
      <text:p text:style-name="P3">James Arthur</text:p>
      <text:p text:style-name="P3">1-520-586-2411</text:p>
      <text:p text:style-name="P1"><text:a xlink:type="simple" xlink:href="mailto:jamesarthur@gmail.com" text:style-name="Internet_20_link" text:visited-style-name="Visited_20_Internet_20_Link"><text:span text:style-name="T1">jamesarthur@gmail.com</text:span></text:a></text:p>
      <text:p text:style-name="P1"/>
      <text:p text:style-name="P4">Framework Specialist</text:p>
      <text:p text:style-name="P3">Franklin Smith</text:p>
      <text:p text:style-name="P3">1-520-979-3264</text:p>
      <text:p text:style-name="P1"><text:a xlink:type="simple" xlink:href="mailto:franklinsmith@gmail.com" text:style-name="Internet_20_link" text:visited-style-name="Visited_20_Internet_20_Link"><text:span text:style-name="T1">franklinsmith@gmail.com</text:span></text:a></text:p>
      <text:p text:style-name="P1"/>
      <text:p text:style-name="P4">Concrete Specialist</text:p>
      <text:p text:style-name="P3">Eddie Brooks</text:p>
      <text:p text:style-name="P3">1-520-221-1365</text:p>
      <text:p text:style-name="P1"><text:a xlink:type="simple" xlink:href="mailto:eddiebrooks@gmail.com" text:style-name="Internet_20_link" text:visited-style-name="Visited_20_Internet_20_Link"><text:span text:style-name="T1">eddiebrooks@gmail.com</text:span></text:a></text:p>
      <text:p text:style-name="P1"/>
      <text:p text:style-name="P2">Plumbing Specialist</text:p>
      <text:p text:style-name="P3">Randy Garcia</text:p>
      <text:p text:style-name="P3">1-520-221-7852</text:p>
      <text:p text:style-name="P1"><text:a xlink:type="simple" xlink:href="mailto:randygarcia@gmail.com" text:style-name="Internet_20_link" text:visited-style-name="Visited_20_Internet_20_Link"><text:span text:style-name="T1">randygarcia@gmail.com</text:span></text:a></text:p>
      <text:p text:style-name="P2"/>
      <text:p text:style-name="P2">Gravel/Roadway Specialist</text:p>
      <text:p text:style-name="P3">Brandon Merriam</text:p>
      <text:p text:style-name="P3">1-520-586-9999</text:p>
      <text:p text:style-name="P1"><text:a xlink:type="simple" xlink:href="mailto:brandonmerriam@gmail.com" text:style-name="Internet_20_link" text:visited-style-name="Visited_20_Internet_20_Link"><text:span text:style-name="T1">brandonmerriam@gmail.com</text:span></text:a>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0:49:12.292000000</meta:creation-date>
    <dc:date>2021-01-11T09:13:16.450000000</dc:date>
    <meta:editing-duration>PT18M24S</meta:editing-duration>
    <meta:editing-cycles>4</meta:editing-cycles>
    <meta:generator>LibreOffice/6.2.8.2$Windows_X86_64 LibreOffice_project/f82ddfca21ebc1e222a662a32b25c0c9d20169ee</meta:generator>
    <meta:document-statistic meta:table-count="0" meta:image-count="0" meta:object-count="0" meta:page-count="2" meta:paragraph-count="29" meta:word-count="45" meta:character-count="509" meta:non-whitespace-character-count="493"/>
  </office:meta>
</office:document-meta>
</file>